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A0A23"/>
      <style:text-properties fo:color="#FFFFFF"/>
    </style:style>
    <style:style style:name="ce3" style:family="table-cell" style:parent-style-name="Default" style:data-style-name="N1">
      <style:table-cell-properties fo:border="thin solid #000000" fo:background-color="#0A0A23"/>
      <style:text-properties fo:color="#FFFFFF"/>
    </style:style>
    <style:style style:name="ce4" style:family="table-cell" style:parent-style-name="Default" style:data-style-name="N36">
      <style:table-cell-properties fo:border="thin solid #000000" fo:background-color="#0A0A23"/>
      <style:text-properties fo:color="#FFFFFF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mentum_Strategy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8" table:default-cell-style-name="ce4"/>
        <table:table-column table:style-name="co1" table:default-cell-style-name="ce3"/>
        <table:table-column table:style-name="co2" table:number-columns-repeated="16372" table:default-cell-style-name="ce1"/>
        <table:table-row table:style-name="ro1">
          <table:table-cell office:value-type="string" table:style-name="ce2">
            <text:p>Ticker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Number of Shares to Buy</text:p>
          </table:table-cell>
          <table:table-cell office:value-type="string" table:style-name="ce2">
            <text:p>One-Year Price Return</text:p>
          </table:table-cell>
          <table:table-cell office:value-type="string" table:style-name="ce2">
            <text:p>One-Year Return Percentile</text:p>
          </table:table-cell>
          <table:table-cell office:value-type="string" table:style-name="ce2">
            <text:p>Six-Month Price Return</text:p>
          </table:table-cell>
          <table:table-cell office:value-type="string" table:style-name="ce2">
            <text:p>Six-Month Return Percentile</text:p>
          </table:table-cell>
          <table:table-cell office:value-type="string" table:style-name="ce2">
            <text:p>Three-Month Price Return</text:p>
          </table:table-cell>
          <table:table-cell office:value-type="string" table:style-name="ce2">
            <text:p>Three-Month Return Percentile</text:p>
          </table:table-cell>
          <table:table-cell office:value-type="string" table:style-name="ce2">
            <text:p>One-Month Price Return</text:p>
          </table:table-cell>
          <table:table-cell office:value-type="string" table:style-name="ce2">
            <text:p>One-Month Return Percentile</text:p>
          </table:table-cell>
          <table:table-cell office:value-type="string" table:style-name="ce2">
            <text:p>HQM Scor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00325-IB</text:p>
          </table:table-cell>
          <table:table-cell office:value-type="float" office:value="2461.6" table:style-name="ce2">
            <text:p>2461.6</text:p>
          </table:table-cell>
          <table:table-cell office:value-type="float" office:value="2031" table:style-name="ce3">
            <text:p>2031</text:p>
          </table:table-cell>
          <table:table-cell office:value-type="percentage" office:value="0.19553701567533299" table:style-name="ce4">
            <text:p>19.6%</text:p>
          </table:table-cell>
          <table:table-cell office:value-type="percentage" office:value="0.49" table:style-name="ce4">
            <text:p>49.0%</text:p>
          </table:table-cell>
          <table:table-cell office:value-type="percentage" office:value="0.12908780625791311" table:style-name="ce4">
            <text:p>12.9%</text:p>
          </table:table-cell>
          <table:table-cell office:value-type="percentage" office:value="0.69" table:style-name="ce4">
            <text:p>69.0%</text:p>
          </table:table-cell>
          <table:table-cell office:value-type="percentage" office:value="-2.796092452883309E-2" table:style-name="ce4">
            <text:p>-2.8%</text:p>
          </table:table-cell>
          <table:table-cell office:value-type="percentage" office:value="0.67" table:style-name="ce4">
            <text:p>67.0%</text:p>
          </table:table-cell>
          <table:table-cell office:value-type="percentage" office:value="-3.8491910582632641E-2" table:style-name="ce4">
            <text:p>-3.8%</text:p>
          </table:table-cell>
          <table:table-cell office:value-type="percentage" office:value="0.69499999999999995" table:style-name="ce4">
            <text:p>69.5%</text:p>
          </table:table-cell>
          <table:table-cell office:value-type="float" office:value="0.63624999999999998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32540-IB</text:p>
          </table:table-cell>
          <table:table-cell office:value-type="float" office:value="3968.04" table:style-name="ce2">
            <text:p>3968.04</text:p>
          </table:table-cell>
          <table:table-cell office:value-type="float" office:value="1260" table:style-name="ce3">
            <text:p>1260</text:p>
          </table:table-cell>
          <table:table-cell office:value-type="percentage" office:value="0.24553027242212269" table:style-name="ce4">
            <text:p>24.6%</text:p>
          </table:table-cell>
          <table:table-cell office:value-type="percentage" office:value="0.54500000000000004" table:style-name="ce4">
            <text:p>54.5%</text:p>
          </table:table-cell>
          <table:table-cell office:value-type="percentage" office:value="0.1050864234521932" table:style-name="ce4">
            <text:p>10.5%</text:p>
          </table:table-cell>
          <table:table-cell office:value-type="percentage" office:value="0.64" table:style-name="ce4">
            <text:p>64.0%</text:p>
          </table:table-cell>
          <table:table-cell office:value-type="percentage" office:value="7.4843819167511427E-2" table:style-name="ce4">
            <text:p>7.5%</text:p>
          </table:table-cell>
          <table:table-cell office:value-type="percentage" office:value="0.91" table:style-name="ce4">
            <text:p>91.0%</text:p>
          </table:table-cell>
          <table:table-cell office:value-type="percentage" office:value="-3.7556326219581652E-2" table:style-name="ce4">
            <text:p>-3.8%</text:p>
          </table:table-cell>
          <table:table-cell office:value-type="percentage" office:value="0.70499999999999996" table:style-name="ce4">
            <text:p>70.5%</text:p>
          </table:table-cell>
          <table:table-cell office:value-type="float" office:value="0.7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00180-IB</text:p>
          </table:table-cell>
          <table:table-cell office:value-type="float" office:value="1556.1" table:style-name="ce2">
            <text:p>1556.1</text:p>
          </table:table-cell>
          <table:table-cell office:value-type="float" office:value="3213" table:style-name="ce3">
            <text:p>3213</text:p>
          </table:table-cell>
          <table:table-cell office:value-type="percentage" office:value="-6.4111022590574399E-2" table:style-name="ce4">
            <text:p>-6.4%</text:p>
          </table:table-cell>
          <table:table-cell office:value-type="percentage" office:value="0.185" table:style-name="ce4">
            <text:p>18.5%</text:p>
          </table:table-cell>
          <table:table-cell office:value-type="percentage" office:value="-8.7425032589072867E-3" table:style-name="ce4">
            <text:p>-0.9%</text:p>
          </table:table-cell>
          <table:table-cell office:value-type="percentage" office:value="0.46500000000000002" table:style-name="ce4">
            <text:p>46.5%</text:p>
          </table:table-cell>
          <table:table-cell office:value-type="percentage" office:value="-2.0886451811199198E-2" table:style-name="ce4">
            <text:p>-2.1%</text:p>
          </table:table-cell>
          <table:table-cell office:value-type="percentage" office:value="0.68500000000000005" table:style-name="ce4">
            <text:p>68.5%</text:p>
          </table:table-cell>
          <table:table-cell office:value-type="percentage" office:value="-1.971837991392892E-2" table:style-name="ce4">
            <text:p>-2.0%</text:p>
          </table:table-cell>
          <table:table-cell office:value-type="percentage" office:value="0.79500000000000004" table:style-name="ce4">
            <text:p>79.5%</text:p>
          </table:table-cell>
          <table:table-cell office:value-type="float" office:value="0.53249999999999997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00209-IB</text:p>
          </table:table-cell>
          <table:table-cell office:value-type="float" office:value="1744.8" table:style-name="ce2">
            <text:p>1744.8</text:p>
          </table:table-cell>
          <table:table-cell office:value-type="float" office:value="2865" table:style-name="ce3">
            <text:p>2865</text:p>
          </table:table-cell>
          <table:table-cell office:value-type="percentage" office:value="0.3794706192989421" table:style-name="ce4">
            <text:p>37.9%</text:p>
          </table:table-cell>
          <table:table-cell office:value-type="percentage" office:value="0.69" table:style-name="ce4">
            <text:p>69.0%</text:p>
          </table:table-cell>
          <table:table-cell office:value-type="percentage" office:value="2.664105588130667E-2" table:style-name="ce4">
            <text:p>2.7%</text:p>
          </table:table-cell>
          <table:table-cell office:value-type="percentage" office:value="0.505" table:style-name="ce4">
            <text:p>50.5%</text:p>
          </table:table-cell>
          <table:table-cell office:value-type="percentage" office:value="-3.2350000226907129E-2" table:style-name="ce4">
            <text:p>-3.2%</text:p>
          </table:table-cell>
          <table:table-cell office:value-type="percentage" office:value="0.65" table:style-name="ce4">
            <text:p>65.0%</text:p>
          </table:table-cell>
          <table:table-cell office:value-type="percentage" office:value="-0.1039153585643879" table:style-name="ce4">
            <text:p>-10.4%</text:p>
          </table:table-cell>
          <table:table-cell office:value-type="percentage" office:value="0.33" table:style-name="ce4">
            <text:p>33.0%</text:p>
          </table:table-cell>
          <table:table-cell office:value-type="float" office:value="0.54374999999999996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00696-IB</text:p>
          </table:table-cell>
          <table:table-cell office:value-type="float" office:value="2399.9" table:style-name="ce2">
            <text:p>2399.9</text:p>
          </table:table-cell>
          <table:table-cell office:value-type="float" office:value="2083" table:style-name="ce3">
            <text:p>2083</text:p>
          </table:table-cell>
          <table:table-cell office:value-type="percentage" office:value="5.6007909054793498E-2" table:style-name="ce4">
            <text:p>5.6%</text:p>
          </table:table-cell>
          <table:table-cell office:value-type="percentage" office:value="0.34499999999999997" table:style-name="ce4">
            <text:p>34.5%</text:p>
          </table:table-cell>
          <table:table-cell office:value-type="percentage" office:value="-5.32295023042582E-2" table:style-name="ce4">
            <text:p>-5.3%</text:p>
          </table:table-cell>
          <table:table-cell office:value-type="percentage" office:value="0.35" table:style-name="ce4">
            <text:p>35.0%</text:p>
          </table:table-cell>
          <table:table-cell office:value-type="percentage" office:value="-5.0002658436747241E-2" table:style-name="ce4">
            <text:p>-5.0%</text:p>
          </table:table-cell>
          <table:table-cell office:value-type="percentage" office:value="0.60499999999999998" table:style-name="ce4">
            <text:p>60.5%</text:p>
          </table:table-cell>
          <table:table-cell office:value-type="percentage" office:value="-3.239433526871982E-2" table:style-name="ce4">
            <text:p>-3.2%</text:p>
          </table:table-cell>
          <table:table-cell office:value-type="percentage" office:value="0.72" table:style-name="ce4">
            <text:p>72.0%</text:p>
          </table:table-cell>
          <table:table-cell office:value-type="float" office:value="0.505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32174-IB</text:p>
          </table:table-cell>
          <table:table-cell office:value-type="float" office:value="763.45" table:style-name="ce2">
            <text:p>763.45</text:p>
          </table:table-cell>
          <table:table-cell office:value-type="float" office:value="6549" table:style-name="ce3">
            <text:p>6549</text:p>
          </table:table-cell>
          <table:table-cell office:value-type="percentage" office:value="0.1679901163838691" table:style-name="ce4">
            <text:p>16.8%</text:p>
          </table:table-cell>
          <table:table-cell office:value-type="percentage" office:value="0.45500000000000002" table:style-name="ce4">
            <text:p>45.5%</text:p>
          </table:table-cell>
          <table:table-cell office:value-type="percentage" office:value="9.0297328357890658E-2" table:style-name="ce4">
            <text:p>9.0%</text:p>
          </table:table-cell>
          <table:table-cell office:value-type="percentage" office:value="0.61499999999999999" table:style-name="ce4">
            <text:p>61.5%</text:p>
          </table:table-cell>
          <table:table-cell office:value-type="percentage" office:value="1.165151317880427E-3" table:style-name="ce4">
            <text:p>0.1%</text:p>
          </table:table-cell>
          <table:table-cell office:value-type="percentage" office:value="0.75" table:style-name="ce4">
            <text:p>75.0%</text:p>
          </table:table-cell>
          <table:table-cell office:value-type="percentage" office:value="-6.7871505311167896E-2" table:style-name="ce4">
            <text:p>-6.8%</text:p>
          </table:table-cell>
          <table:table-cell office:value-type="percentage" office:value="0.54" table:style-name="ce4">
            <text:p>54.0%</text:p>
          </table:table-cell>
          <table:table-cell office:value-type="float" office:value="0.59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00010-IB</text:p>
          </table:table-cell>
          <table:table-cell office:value-type="float" office:value="2450.5" table:style-name="ce2">
            <text:p>2450.5</text:p>
          </table:table-cell>
          <table:table-cell office:value-type="float" office:value="2040" table:style-name="ce3">
            <text:p>2040</text:p>
          </table:table-cell>
          <table:table-cell office:value-type="percentage" office:value="-0.1659118379157884" table:style-name="ce4">
            <text:p>-16.6%</text:p>
          </table:table-cell>
          <table:table-cell office:value-type="percentage" office:value="0.09" table:style-name="ce4">
            <text:p>9.0%</text:p>
          </table:table-cell>
          <table:table-cell office:value-type="percentage" office:value="-0.1363078005092101" table:style-name="ce4">
            <text:p>-13.6%</text:p>
          </table:table-cell>
          <table:table-cell office:value-type="percentage" office:value="0.185" table:style-name="ce4">
            <text:p>18.5%</text:p>
          </table:table-cell>
          <table:table-cell office:value-type="percentage" office:value="-0.20344450928816801" table:style-name="ce4">
            <text:p>-20.3%</text:p>
          </table:table-cell>
          <table:table-cell office:value-type="percentage" office:value="0.11" table:style-name="ce4">
            <text:p>11.0%</text:p>
          </table:table-cell>
          <table:table-cell office:value-type="percentage" office:value="-0.12875350131718399" table:style-name="ce4">
            <text:p>-12.9%</text:p>
          </table:table-cell>
          <table:table-cell office:value-type="percentage" office:value="0.21" table:style-name="ce4">
            <text:p>21.0%</text:p>
          </table:table-cell>
          <table:table-cell office:value-type="float" office:value="0.14874999999999999" table:style-name="ce3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00034-IB</text:p>
          </table:table-cell>
          <table:table-cell office:value-type="float" office:value="7364.43" table:style-name="ce2">
            <text:p>7364.43</text:p>
          </table:table-cell>
          <table:table-cell office:value-type="float" office:value="678" table:style-name="ce3">
            <text:p>678</text:p>
          </table:table-cell>
          <table:table-cell office:value-type="percentage" office:value="0.23491035386700829" table:style-name="ce4">
            <text:p>23.5%</text:p>
          </table:table-cell>
          <table:table-cell office:value-type="percentage" office:value="0.52" table:style-name="ce4">
            <text:p>52.0%</text:p>
          </table:table-cell>
          <table:table-cell office:value-type="percentage" office:value="0.113929999280973" table:style-name="ce4">
            <text:p>11.4%</text:p>
          </table:table-cell>
          <table:table-cell office:value-type="percentage" office:value="0.65" table:style-name="ce4">
            <text:p>65.0%</text:p>
          </table:table-cell>
          <table:table-cell office:value-type="percentage" office:value="-6.5736896649196602E-2" table:style-name="ce4">
            <text:p>-6.6%</text:p>
          </table:table-cell>
          <table:table-cell office:value-type="percentage" office:value="0.52500000000000002" table:style-name="ce4">
            <text:p>52.5%</text:p>
          </table:table-cell>
          <table:table-cell office:value-type="percentage" office:value="-0.1013284823664308" table:style-name="ce4">
            <text:p>-10.1%</text:p>
          </table:table-cell>
          <table:table-cell office:value-type="percentage" office:value="0.34499999999999997" table:style-name="ce4">
            <text:p>34.5%</text:p>
          </table:table-cell>
          <table:table-cell office:value-type="float" office:value="0.51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00112-IB</text:p>
          </table:table-cell>
          <table:table-cell office:value-type="float" office:value="535.6" table:style-name="ce2">
            <text:p>535.6</text:p>
          </table:table-cell>
          <table:table-cell office:value-type="float" office:value="9335" table:style-name="ce3">
            <text:p>9335</text:p>
          </table:table-cell>
          <table:table-cell office:value-type="percentage" office:value="0.29749560230691757" table:style-name="ce4">
            <text:p>29.7%</text:p>
          </table:table-cell>
          <table:table-cell office:value-type="percentage" office:value="0.61499999999999999" table:style-name="ce4">
            <text:p>61.5%</text:p>
          </table:table-cell>
          <table:table-cell office:value-type="percentage" office:value="0.2237268038171765" table:style-name="ce4">
            <text:p>22.4%</text:p>
          </table:table-cell>
          <table:table-cell office:value-type="percentage" office:value="0.79500000000000004" table:style-name="ce4">
            <text:p>79.5%</text:p>
          </table:table-cell>
          <table:table-cell office:value-type="percentage" office:value="4.464118257606034E-2" table:style-name="ce4">
            <text:p>4.5%</text:p>
          </table:table-cell>
          <table:table-cell office:value-type="percentage" office:value="0.875" table:style-name="ce4">
            <text:p>87.5%</text:p>
          </table:table-cell>
          <table:table-cell office:value-type="percentage" office:value="1.6655149960083181E-2" table:style-name="ce4">
            <text:p>1.7%</text:p>
          </table:table-cell>
          <table:table-cell office:value-type="percentage" office:value="0.88" table:style-name="ce4">
            <text:p>88.0%</text:p>
          </table:table-cell>
          <table:table-cell office:value-type="float" office:value="0.79125000000000001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00247-IB</text:p>
          </table:table-cell>
          <table:table-cell office:value-type="float" office:value="1846.2" table:style-name="ce2">
            <text:p>1846.2</text:p>
          </table:table-cell>
          <table:table-cell office:value-type="float" office:value="2708" table:style-name="ce3">
            <text:p>2708</text:p>
          </table:table-cell>
          <table:table-cell office:value-type="percentage" office:value="-9.6068879102398835E-2" table:style-name="ce4">
            <text:p>-9.6%</text:p>
          </table:table-cell>
          <table:table-cell office:value-type="percentage" office:value="0.15" table:style-name="ce4">
            <text:p>15.0%</text:p>
          </table:table-cell>
          <table:table-cell office:value-type="percentage" office:value="2.765514873879708E-2" table:style-name="ce4">
            <text:p>2.8%</text:p>
          </table:table-cell>
          <table:table-cell office:value-type="percentage" office:value="0.51500000000000001" table:style-name="ce4">
            <text:p>51.5%</text:p>
          </table:table-cell>
          <table:table-cell office:value-type="percentage" office:value="-0.1259295604914582" table:style-name="ce4">
            <text:p>-12.6%</text:p>
          </table:table-cell>
          <table:table-cell office:value-type="percentage" office:value="0.28000000000000003" table:style-name="ce4">
            <text:p>28.0%</text:p>
          </table:table-cell>
          <table:table-cell office:value-type="percentage" office:value="-5.7888045976167188E-2" table:style-name="ce4">
            <text:p>-5.8%</text:p>
          </table:table-cell>
          <table:table-cell office:value-type="percentage" office:value="0.60499999999999998" table:style-name="ce4">
            <text:p>60.5%</text:p>
          </table:table-cell>
          <table:table-cell office:value-type="float" office:value="0.38750000000000001" table:style-name="ce3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32454-IB</text:p>
          </table:table-cell>
          <table:table-cell office:value-type="float" office:value="725.88" table:style-name="ce2">
            <text:p>725.88</text:p>
          </table:table-cell>
          <table:table-cell office:value-type="float" office:value="6888" table:style-name="ce3">
            <text:p>6888</text:p>
          </table:table-cell>
          <table:table-cell office:value-type="percentage" office:value="0.23743366154115761" table:style-name="ce4">
            <text:p>23.7%</text:p>
          </table:table-cell>
          <table:table-cell office:value-type="percentage" office:value="0.52500000000000002" table:style-name="ce4">
            <text:p>52.5%</text:p>
          </table:table-cell>
          <table:table-cell office:value-type="percentage" office:value="0.16659758189899751" table:style-name="ce4">
            <text:p>16.7%</text:p>
          </table:table-cell>
          <table:table-cell office:value-type="percentage" office:value="0.73" table:style-name="ce4">
            <text:p>73.0%</text:p>
          </table:table-cell>
          <table:table-cell office:value-type="percentage" office:value="-1.2037601178619481E-2" table:style-name="ce4">
            <text:p>-1.2%</text:p>
          </table:table-cell>
          <table:table-cell office:value-type="percentage" office:value="0.71499999999999997" table:style-name="ce4">
            <text:p>71.5%</text:p>
          </table:table-cell>
          <table:table-cell office:value-type="percentage" office:value="1.000330287635118E-3" table:style-name="ce4">
            <text:p>0.1%</text:p>
          </table:table-cell>
          <table:table-cell office:value-type="percentage" office:value="0.83" table:style-name="ce4">
            <text:p>83.0%</text:p>
          </table:table-cell>
          <table:table-cell office:value-type="float" office:value="0.7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07685-IB</text:p>
          </table:table-cell>
          <table:table-cell office:value-type="float" office:value="565.30999999999995" table:style-name="ce2">
            <text:p>565.31</text:p>
          </table:table-cell>
          <table:table-cell office:value-type="float" office:value="8844" table:style-name="ce3">
            <text:p>8844</text:p>
          </table:table-cell>
          <table:table-cell office:value-type="percentage" office:value="0.30099331236547178" table:style-name="ce4">
            <text:p>30.1%</text:p>
          </table:table-cell>
          <table:table-cell office:value-type="percentage" office:value="0.63" table:style-name="ce4">
            <text:p>63.0%</text:p>
          </table:table-cell>
          <table:table-cell office:value-type="percentage" office:value="-8.2149408536120697E-2" table:style-name="ce4">
            <text:p>-8.2%</text:p>
          </table:table-cell>
          <table:table-cell office:value-type="percentage" office:value="0.3" table:style-name="ce4">
            <text:p>30.0%</text:p>
          </table:table-cell>
          <table:table-cell office:value-type="percentage" office:value="-0.14897954973011021" table:style-name="ce4">
            <text:p>-14.9%</text:p>
          </table:table-cell>
          <table:table-cell office:value-type="percentage" office:value="0.2" table:style-name="ce4">
            <text:p>20.0%</text:p>
          </table:table-cell>
          <table:table-cell office:value-type="percentage" office:value="-0.1167915389713452" table:style-name="ce4">
            <text:p>-11.7%</text:p>
          </table:table-cell>
          <table:table-cell office:value-type="percentage" office:value="0.245" table:style-name="ce4">
            <text:p>24.5%</text:p>
          </table:table-cell>
          <table:table-cell office:value-type="float" office:value="0.34375" table:style-name="ce3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32281-IB</text:p>
          </table:table-cell>
          <table:table-cell office:value-type="float" office:value="1175.0999999999999" table:style-name="ce2">
            <text:p>1175.1</text:p>
          </table:table-cell>
          <table:table-cell office:value-type="float" office:value="4254" table:style-name="ce3">
            <text:p>4254</text:p>
          </table:table-cell>
          <table:table-cell office:value-type="percentage" office:value="0.27279766965198671" table:style-name="ce4">
            <text:p>27.3%</text:p>
          </table:table-cell>
          <table:table-cell office:value-type="percentage" office:value="0.59" table:style-name="ce4">
            <text:p>59.0%</text:p>
          </table:table-cell>
          <table:table-cell office:value-type="percentage" office:value="6.1209068316415607E-2" table:style-name="ce4">
            <text:p>6.1%</text:p>
          </table:table-cell>
          <table:table-cell office:value-type="percentage" office:value="0.58499999999999996" table:style-name="ce4">
            <text:p>58.5%</text:p>
          </table:table-cell>
          <table:table-cell office:value-type="percentage" office:value="1.433481384392851E-2" table:style-name="ce4">
            <text:p>1.4%</text:p>
          </table:table-cell>
          <table:table-cell office:value-type="percentage" office:value="0.78500000000000003" table:style-name="ce4">
            <text:p>78.5%</text:p>
          </table:table-cell>
          <table:table-cell office:value-type="percentage" office:value="-0.12071774148642821" table:style-name="ce4">
            <text:p>-12.1%</text:p>
          </table:table-cell>
          <table:table-cell office:value-type="percentage" office:value="0.22" table:style-name="ce4">
            <text:p>22.0%</text:p>
          </table:table-cell>
          <table:table-cell office:value-type="float" office:value="0.54500000000000004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00820-IB</text:p>
          </table:table-cell>
          <table:table-cell office:value-type="float" office:value="3311.29" table:style-name="ce2">
            <text:p>3311.29</text:p>
          </table:table-cell>
          <table:table-cell office:value-type="float" office:value="1509" table:style-name="ce3">
            <text:p>1509</text:p>
          </table:table-cell>
          <table:table-cell office:value-type="percentage" office:value="0.34905108307624938" table:style-name="ce4">
            <text:p>34.9%</text:p>
          </table:table-cell>
          <table:table-cell office:value-type="percentage" office:value="0.66" table:style-name="ce4">
            <text:p>66.0%</text:p>
          </table:table-cell>
          <table:table-cell office:value-type="percentage" office:value="0.10011771467693199" table:style-name="ce4">
            <text:p>10.0%</text:p>
          </table:table-cell>
          <table:table-cell office:value-type="percentage" office:value="0.63500000000000001" table:style-name="ce4">
            <text:p>63.5%</text:p>
          </table:table-cell>
          <table:table-cell office:value-type="percentage" office:value="3.4173934581345253E-2" table:style-name="ce4">
            <text:p>3.4%</text:p>
          </table:table-cell>
          <table:table-cell office:value-type="percentage" office:value="0.84499999999999997" table:style-name="ce4">
            <text:p>84.5%</text:p>
          </table:table-cell>
          <table:table-cell office:value-type="percentage" office:value="-3.1910508143076291E-2" table:style-name="ce4">
            <text:p>-3.2%</text:p>
          </table:table-cell>
          <table:table-cell office:value-type="percentage" office:value="0.73" table:style-name="ce4">
            <text:p>73.0%</text:p>
          </table:table-cell>
          <table:table-cell office:value-type="float" office:value="0.71750000000000003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40376-IB</text:p>
          </table:table-cell>
          <table:table-cell office:value-type="float" office:value="4246.34" table:style-name="ce2">
            <text:p>4246.34</text:p>
          </table:table-cell>
          <table:table-cell office:value-type="float" office:value="1177" table:style-name="ce3">
            <text:p>1177</text:p>
          </table:table-cell>
          <table:table-cell office:value-type="percentage" office:value="0.30756233996130861" table:style-name="ce4">
            <text:p>30.8%</text:p>
          </table:table-cell>
          <table:table-cell office:value-type="percentage" office:value="0.63500000000000001" table:style-name="ce4">
            <text:p>63.5%</text:p>
          </table:table-cell>
          <table:table-cell office:value-type="percentage" office:value="0.1155266444331112" table:style-name="ce4">
            <text:p>11.6%</text:p>
          </table:table-cell>
          <table:table-cell office:value-type="percentage" office:value="0.65500000000000003" table:style-name="ce4">
            <text:p>65.5%</text:p>
          </table:table-cell>
          <table:table-cell office:value-type="percentage" office:value="-0.2081851398628293" table:style-name="ce4">
            <text:p>-20.8%</text:p>
          </table:table-cell>
          <table:table-cell office:value-type="percentage" office:value="9.5000000000000001E-2" table:style-name="ce4">
            <text:p>9.5%</text:p>
          </table:table-cell>
          <table:table-cell office:value-type="percentage" office:value="-6.3982693385454245E-2" table:style-name="ce4">
            <text:p>-6.4%</text:p>
          </table:table-cell>
          <table:table-cell office:value-type="percentage" office:value="0.56499999999999995" table:style-name="ce4">
            <text:p>56.5%</text:p>
          </table:table-cell>
          <table:table-cell office:value-type="float" office:value="0.48749999999999999" table:style-name="ce3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00875-IB</text:p>
          </table:table-cell>
          <table:table-cell office:value-type="float" office:value="229.15" table:style-name="ce2">
            <text:p>229.15</text:p>
          </table:table-cell>
          <table:table-cell office:value-type="float" office:value="21819" table:style-name="ce3">
            <text:p>21819</text:p>
          </table:table-cell>
          <table:table-cell office:value-type="percentage" office:value="9.9032670175653897E-2" table:style-name="ce4">
            <text:p>9.9%</text:p>
          </table:table-cell>
          <table:table-cell office:value-type="percentage" office:value="0.38" table:style-name="ce4">
            <text:p>38.0%</text:p>
          </table:table-cell>
          <table:table-cell office:value-type="percentage" office:value="8.2967191968795997E-2" table:style-name="ce4">
            <text:p>8.3%</text:p>
          </table:table-cell>
          <table:table-cell office:value-type="percentage" office:value="0.6" table:style-name="ce4">
            <text:p>60.0%</text:p>
          </table:table-cell>
          <table:table-cell office:value-type="percentage" office:value="-3.4349158605879199E-2" table:style-name="ce4">
            <text:p>-3.4%</text:p>
          </table:table-cell>
          <table:table-cell office:value-type="percentage" office:value="0.64500000000000002" table:style-name="ce4">
            <text:p>64.5%</text:p>
          </table:table-cell>
          <table:table-cell office:value-type="percentage" office:value="2.2743796578755929E-2" table:style-name="ce4">
            <text:p>2.3%</text:p>
          </table:table-cell>
          <table:table-cell office:value-type="percentage" office:value="0.89500000000000002" table:style-name="ce4">
            <text:p>89.5%</text:p>
          </table:table-cell>
          <table:table-cell office:value-type="float" office:value="0.63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32978-IB</text:p>
          </table:table-cell>
          <table:table-cell office:value-type="float" office:value="16461.2" table:style-name="ce2">
            <text:p>16461.2</text:p>
          </table:table-cell>
          <table:table-cell office:value-type="float" office:value="303" table:style-name="ce3">
            <text:p>303</text:p>
          </table:table-cell>
          <table:table-cell office:value-type="percentage" office:value="0.56404818735241702" table:style-name="ce4">
            <text:p>56.4%</text:p>
          </table:table-cell>
          <table:table-cell office:value-type="percentage" office:value="0.80500000000000005" table:style-name="ce4">
            <text:p>80.5%</text:p>
          </table:table-cell>
          <table:table-cell office:value-type="percentage" office:value="0.12272432982153481" table:style-name="ce4">
            <text:p>12.3%</text:p>
          </table:table-cell>
          <table:table-cell office:value-type="percentage" office:value="0.66500000000000004" table:style-name="ce4">
            <text:p>66.5%</text:p>
          </table:table-cell>
          <table:table-cell office:value-type="percentage" office:value="-0.1058148988588212" table:style-name="ce4">
            <text:p>-10.6%</text:p>
          </table:table-cell>
          <table:table-cell office:value-type="percentage" office:value="0.37" table:style-name="ce4">
            <text:p>37.0%</text:p>
          </table:table-cell>
          <table:table-cell office:value-type="percentage" office:value="-0.10997190757948851" table:style-name="ce4">
            <text:p>-11.0%</text:p>
          </table:table-cell>
          <table:table-cell office:value-type="percentage" office:value="0.27" table:style-name="ce4">
            <text:p>27.0%</text:p>
          </table:table-cell>
          <table:table-cell office:value-type="float" office:value="0.52750000000000008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00510-IB</text:p>
          </table:table-cell>
          <table:table-cell office:value-type="float" office:value="1945.8" table:style-name="ce2">
            <text:p>1945.8</text:p>
          </table:table-cell>
          <table:table-cell office:value-type="float" office:value="2569" table:style-name="ce3">
            <text:p>2569</text:p>
          </table:table-cell>
          <table:table-cell office:value-type="percentage" office:value="0.2239356485213691" table:style-name="ce4">
            <text:p>22.4%</text:p>
          </table:table-cell>
          <table:table-cell office:value-type="percentage" office:value="0.51500000000000001" table:style-name="ce4">
            <text:p>51.5%</text:p>
          </table:table-cell>
          <table:table-cell office:value-type="percentage" office:value="0.12817983565292029" table:style-name="ce4">
            <text:p>12.8%</text:p>
          </table:table-cell>
          <table:table-cell office:value-type="percentage" office:value="0.68500000000000005" table:style-name="ce4">
            <text:p>68.5%</text:p>
          </table:table-cell>
          <table:table-cell office:value-type="percentage" office:value="-4.8801338786799389E-2" table:style-name="ce4">
            <text:p>-4.9%</text:p>
          </table:table-cell>
          <table:table-cell office:value-type="percentage" office:value="0.61" table:style-name="ce4">
            <text:p>61.0%</text:p>
          </table:table-cell>
          <table:table-cell office:value-type="percentage" office:value="-9.1747198698643978E-2" table:style-name="ce4">
            <text:p>-9.2%</text:p>
          </table:table-cell>
          <table:table-cell office:value-type="percentage" office:value="0.37" table:style-name="ce4">
            <text:p>37.0%</text:p>
          </table:table-cell>
          <table:table-cell office:value-type="float" office:value="0.54500000000000004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32215-IB</text:p>
          </table:table-cell>
          <table:table-cell office:value-type="float" office:value="790.44" table:style-name="ce2">
            <text:p>790.44</text:p>
          </table:table-cell>
          <table:table-cell office:value-type="float" office:value="6325" table:style-name="ce3">
            <text:p>6325</text:p>
          </table:table-cell>
          <table:table-cell office:value-type="percentage" office:value="2.8658520469033291E-2" table:style-name="ce4">
            <text:p>2.9%</text:p>
          </table:table-cell>
          <table:table-cell office:value-type="percentage" office:value="0.28999999999999998" table:style-name="ce4">
            <text:p>29.0%</text:p>
          </table:table-cell>
          <table:table-cell office:value-type="percentage" office:value="4.6481815017406947E-2" table:style-name="ce4">
            <text:p>4.6%</text:p>
          </table:table-cell>
          <table:table-cell office:value-type="percentage" office:value="0.54500000000000004" table:style-name="ce4">
            <text:p>54.5%</text:p>
          </table:table-cell>
          <table:table-cell office:value-type="percentage" office:value="9.9915483285808834E-2" table:style-name="ce4">
            <text:p>10.0%</text:p>
          </table:table-cell>
          <table:table-cell office:value-type="percentage" office:value="0.95499999999999996" table:style-name="ce4">
            <text:p>95.5%</text:p>
          </table:table-cell>
          <table:table-cell office:value-type="percentage" office:value="0.10594283118722619" table:style-name="ce4">
            <text:p>10.6%</text:p>
          </table:table-cell>
          <table:table-cell office:value-type="percentage" office:value="0.97499999999999998" table:style-name="ce4">
            <text:p>97.5%</text:p>
          </table:table-cell>
          <table:table-cell office:value-type="float" office:value="0.69125000000000003" table:style-name="ce3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532500-IB</text:p>
          </table:table-cell>
          <table:table-cell office:value-type="float" office:value="8552.2999999999993" table:style-name="ce2">
            <text:p>8552.3</text:p>
          </table:table-cell>
          <table:table-cell office:value-type="string" table:style-name="ce3">
            <text:p>N/A</text:p>
          </table:table-cell>
          <table:table-cell office:value-type="percentage" office:value="0.12766432519491269" table:style-name="ce4">
            <text:p>12.8%</text:p>
          </table:table-cell>
          <table:table-cell office:value-type="percentage" office:value="0.41" table:style-name="ce4">
            <text:p>41.0%</text:p>
          </table:table-cell>
          <table:table-cell office:value-type="percentage" office:value="0.26879806341005191" table:style-name="ce4">
            <text:p>26.9%</text:p>
          </table:table-cell>
          <table:table-cell office:value-type="percentage" office:value="0.83499999999999996" table:style-name="ce4">
            <text:p>83.5%</text:p>
          </table:table-cell>
          <table:table-cell office:value-type="percentage" office:value="6.9331234584275481E-2" table:style-name="ce4">
            <text:p>6.9%</text:p>
          </table:table-cell>
          <table:table-cell office:value-type="percentage" office:value="0.9" table:style-name="ce4">
            <text:p>90.0%</text:p>
          </table:table-cell>
          <table:table-cell office:value-type="percentage" office:value="6.4514150970818793E-2" table:style-name="ce4">
            <text:p>6.5%</text:p>
          </table:table-cell>
          <table:table-cell office:value-type="percentage" office:value="0.93500000000000005" table:style-name="ce4">
            <text:p>93.5%</text:p>
          </table:table-cell>
          <table:table-cell office:value-type="float" office:value="0.77" table:style-name="ce3">
            <text:p>1</text:p>
          </table:table-cell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36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>X</dc:creator>
    <meta:creation-date>2022-02-18T00:41:45Z</meta:creation-date>
    <dc:date>2022-02-18T00:50:04Z</dc:date>
  </office:meta>
</office:document-meta>
</file>